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style:font-name="Arial Black" fo:font-size="10pt" style:font-size-asian="10pt" style:font-size-complex="10pt"/>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Code">
      <style:text-properties fo:font-size="12pt" fo:font-weight="bold" style:font-size-asian="12pt" style:font-weight-asian="bold" style:font-size-complex="12pt" style:font-weight-complex="bold"/>
    </style:style>
    <style:style style:name="P33" style:family="paragraph" style:parent-style-name="Code">
      <style:paragraph-properties fo:text-align="justify" style:justify-single-word="false"/>
    </style:style>
    <style:style style:name="P34" style:family="paragraph" style:parent-style-name="Code">
      <style:text-properties style:font-name="Times New Roman" fo:font-size="14pt" style:font-name-asian="SimSun" style:font-size-asian="14pt" style:font-name-complex="Mangal" style:font-size-complex="14pt"/>
    </style:style>
    <style:style style:name="P35" style:family="paragraph" style:parent-style-name="Code">
      <style:text-properties style:text-underline-style="solid" style:text-underline-type="double" style:text-underline-width="auto" style:text-underline-color="font-color"/>
    </style:style>
    <style:style style:name="P36" style:family="paragraph" style:parent-style-name="Text_20_body">
      <style:paragraph-properties fo:break-before="page"/>
    </style:styl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7.0602in" style:type="right" style:leader-style="dotted" style:leader-text="."/>
        </style:tab-stops>
      </style:paragraph-properties>
    </style:style>
    <style:style style:name="P41" style:family="paragraph" style:parent-style-name="Contents_20_2">
      <style:paragraph-properties>
        <style:tab-stops>
          <style:tab-stop style:position="6.8839in" style:type="right"/>
        </style:tab-stops>
      </style:paragraph-properties>
    </style:style>
    <style:style style:name="P42" style:family="paragraph" style:parent-style-name="Index_20_1">
      <style:paragraph-properties>
        <style:tab-stops>
          <style:tab-stop style:position="7.0807in" style:type="right"/>
        </style:tab-stops>
      </style:paragraph-properties>
    </style:style>
    <style:style style:name="P43" style:family="paragraph" style:parent-style-name="Index_20_Separator">
      <style:paragraph-properties>
        <style:tab-stops/>
      </style:paragraph-properties>
    </style:style>
    <style:style style:name="P44" style:family="paragraph" style:parent-style-name="Text_20_body" style:master-page-name="Standard">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paragraph-properties fo:text-align="justify" style:justify-single-word="false"/>
    </style:style>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1">
      <style:paragraph-properties fo:text-align="justify" style:justify-single-word="false"/>
    </style:style>
    <style:style style:name="P54" style:family="paragraph" style:parent-style-name="Text_20_body" style:list-style-name="L12">
      <style:paragraph-properties fo:text-align="justify" style:justify-single-word="false"/>
    </style:style>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paragraph-properties fo:text-align="justify" style:justify-single-word="false"/>
    </style:style>
    <style:style style:name="P57" style:family="paragraph" style:parent-style-name="Text_20_body" style:list-style-name="L15">
      <style:paragraph-properties fo:text-align="justify" style:justify-single-word="false"/>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3, 2015</text:p>
      <text:p text:style-name="P2">Covering fOOrth version 0.0.3</text:p>
      <text:p text:style-name="P2">Status: Unpublished.</text:p>
      <text:p text:style-name="Text_20_body"/>
      <text:p text:style-name="Text_20_body"/>
      <text:p text:style-name="Text_20_body"/>
      <text:p text:style-name="P3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9">Table of Contents</text:p>
          </text:index-title>
          <text:p text:style-name="P40">The MIT License (MIT).<text:tab/>5</text:p>
          <text:p text:style-name="P40">Introduction<text:tab/>6</text:p>
          <text:p text:style-name="P41">About the name fOOrth<text:tab/>6</text:p>
          <text:p text:style-name="P41">How fOOrth came to be<text:tab/>6</text:p>
          <text:p text:style-name="P41">Goals and Principles<text:tab/>7</text:p>
          <text:p text:style-name="P41">Report Card<text:tab/>8</text:p>
          <text:p text:style-name="P41">Special Note of Thanks<text:tab/>9</text:p>
          <text:p text:style-name="P40">Installation<text:tab/>10</text:p>
          <text:p text:style-name="P41">Ruby<text:tab/>10</text:p>
          <text:p text:style-name="P41">fOOrth<text:tab/>10</text:p>
          <text:p text:style-name="P41">Running fOOrth<text:tab/>11</text:p>
          <text:p text:style-name="P41">Source Archive<text:tab/>11</text:p>
          <text:p text:style-name="P40">First Steps<text:tab/>12</text:p>
          <text:p text:style-name="P40">The Syntax and Style of fOOrth<text:tab/>14</text:p>
          <text:p text:style-name="P41">Syntax<text:tab/>14</text:p>
          <text:p text:style-name="P41">Spaces<text:tab/>14</text:p>
          <text:p text:style-name="P41">Comments<text:tab/>14</text:p>
          <text:p text:style-name="P41">String Literals<text:tab/>14</text:p>
          <text:p text:style-name="P41">Numeric Literals<text:tab/>15</text:p>
          <text:p text:style-name="P40">A fOOrth Calculator<text:tab/>16</text:p>
          <text:p text:style-name="P41">The Basics<text:tab/>16</text:p>
          <text:p text:style-name="P41">Stack Manipulation<text:tab/>17</text:p>
          <text:p text:style-name="P41">Programming<text:tab/>19</text:p>
          <text:p text:style-name="P41">Control Structures<text:tab/>20</text:p>
          <text:p text:style-name="P41">Data Memory<text:tab/>24</text:p>
          <text:p text:style-name="P40">Data Storage in fOOrth<text:tab/>25</text:p>
          <text:p text:style-name="P40">The Class Tree<text:tab/>27</text:p>
          <text:p text:style-name="P41">A Brief Overview<text:tab/>27</text:p>
          <text:p text:style-name="P40">Method Mapping<text:tab/>29</text:p>
          <text:p text:style-name="P40">Routing<text:tab/>30</text:p>
          <text:p text:style-name="P41">Routing Internals<text:tab/>31</text:p>
          <text:p text:style-name="P40">Handling Exceptions<text:tab/>33</text:p>
          <text:p text:style-name="P41">fOOrth Native Exception Codes:<text:tab/>33</text:p>
          <text:p text:style-name="P40">Array<text:tab/>34</text:p>
          <text:p text:style-name="P41">Array Literals<text:tab/>34</text:p>
          <text:p text:style-name="P41">Class Methods<text:tab/>34</text:p>
          <text:p text:style-name="P41">Instance Methods<text:tab/>34</text:p>
          <text:p text:style-name="P41">See Also<text:tab/>34</text:p>
          <text:p text:style-name="P40">Class<text:tab/>35</text:p>
          <text:p text:style-name="P41">Instance Methods<text:tab/>35</text:p>
          <text:p text:style-name="P41">See Also<text:tab/>35</text:p>
          <text:p text:style-name="P40">Complex<text:tab/>36</text:p>
          <text:p text:style-name="P41">Complex Literals<text:tab/>36</text:p>
          <text:p text:style-name="P41">Instance Methods<text:tab/>37</text:p>
          <text:p text:style-name="P41">Instance Stubs<text:tab/>37</text:p>
          <text:p text:style-name="P41">See Also<text:tab/>37</text:p>
          <text:p text:style-name="P40">Exception<text:tab/>38</text:p>
          <text:p text:style-name="P40">FalseClass<text:tab/>39</text:p>
          <text:p text:style-name="P41">Instance Methods<text:tab/>39</text:p>
          <text:p text:style-name="P41">See Also<text:tab/>39</text:p>
          <text:p text:style-name="P40">Float<text:tab/>41</text:p>
          <text:p text:style-name="P41">Float Literals<text:tab/>41</text:p>
          <text:p text:style-name="P41">See Also<text:tab/>41</text:p>
          <text:p text:style-name="P40">Hash<text:tab/>42</text:p>
          <text:p text:style-name="P41">Hash Literals<text:tab/>42</text:p>
          <text:p text:style-name="P41">Instance Methods<text:tab/>42</text:p>
          <text:p text:style-name="P41">See Also<text:tab/>42</text:p>
          <text:p text:style-name="P40">InStream<text:tab/>43</text:p>
          <text:p text:style-name="P41">Class Methods<text:tab/>43</text:p>
          <text:p text:style-name="P41">Instance Methods<text:tab/>43</text:p>
          <text:p text:style-name="P41">See Also<text:tab/>43</text:p>
          <text:p text:style-name="P40">Integer<text:tab/>44</text:p>
          <text:p text:style-name="P41">Integer Literals<text:tab/>44</text:p>
          <text:p text:style-name="P41">Instance Methods<text:tab/>44</text:p>
          <text:p text:style-name="P41">See Also<text:tab/>44</text:p>
          <text:p text:style-name="P40">MaxNumeric<text:tab/>46</text:p>
          <text:p text:style-name="P40">MinNumeric<text:tab/>47</text:p>
          <text:p text:style-name="P40">NilClass<text:tab/>48</text:p>
          <text:p text:style-name="P41">Instance Methods<text:tab/>48</text:p>
          <text:p text:style-name="P41">See Also<text:tab/>48</text:p>
          <text:p text:style-name="P40">Numeric<text:tab/>49</text:p>
          <text:p text:style-name="P41">Instance Methods<text:tab/>49</text:p>
          <text:p text:style-name="P41">See Also<text:tab/>49</text:p>
          <text:p text:style-name="P40">Object<text:tab/>50</text:p>
          <text:p text:style-name="P41">Instance Methods<text:tab/>50</text:p>
          <text:p text:style-name="P41">See Also<text:tab/>59</text:p>
          <text:p text:style-name="P40">OutStream<text:tab/>60</text:p>
          <text:p text:style-name="P41">Class Methods<text:tab/>60</text:p>
          <text:p text:style-name="P41">Instance Methods<text:tab/>60</text:p>
          <text:p text:style-name="P41">Class Stubs<text:tab/>60</text:p>
          <text:p text:style-name="P41">See Also<text:tab/>60</text:p>
          <text:p text:style-name="P40">Procedure<text:tab/>61</text:p>
          <text:p text:style-name="P41"><text:soft-page-break/>Procedure Literals<text:tab/>61</text:p>
          <text:p text:style-name="P41">Instance Methods<text:tab/>61</text:p>
          <text:p text:style-name="P41">See Also<text:tab/>61</text:p>
          <text:p text:style-name="P40">Queue<text:tab/>62</text:p>
          <text:p text:style-name="P41">Instance Methods<text:tab/>62</text:p>
          <text:p text:style-name="P41">See Also<text:tab/>62</text:p>
          <text:p text:style-name="P40">Rational<text:tab/>63</text:p>
          <text:p text:style-name="P41">Rational Literals<text:tab/>63</text:p>
          <text:p text:style-name="P41">Instance Methods<text:tab/>63</text:p>
          <text:p text:style-name="P41">See Also<text:tab/>64</text:p>
          <text:p text:style-name="P40">Stack<text:tab/>65</text:p>
          <text:p text:style-name="P41">Instance Methods<text:tab/>65</text:p>
          <text:p text:style-name="P41">See Also<text:tab/>65</text:p>
          <text:p text:style-name="P40">String<text:tab/>66</text:p>
          <text:p text:style-name="P41">String Literals<text:tab/>66</text:p>
          <text:p text:style-name="P41">Instance Methods<text:tab/>66</text:p>
          <text:p text:style-name="P41">See Also<text:tab/>66</text:p>
          <text:p text:style-name="P40">Thread<text:tab/>67</text:p>
          <text:p text:style-name="P41">Class Methods<text:tab/>67</text:p>
          <text:p text:style-name="P41">Instance Methods<text:tab/>67</text:p>
          <text:p text:style-name="P41">See Also<text:tab/>67</text:p>
          <text:p text:style-name="P40">TrueClass<text:tab/>68</text:p>
          <text:p text:style-name="P41">See Also<text:tab/>68</text:p>
          <text:p text:style-name="P40">VirtualMachine<text:tab/>69</text:p>
          <text:p text:style-name="P41">Instance Methods<text:tab/>69</text:p>
          <text:p text:style-name="P41">Commands<text:tab/>71</text:p>
          <text:p text:style-name="P41">See Also<text:tab/>72</text:p>
          <text:p text:style-name="P40">Appendix A – Symbol Glossary<text:tab/>73</text:p>
          <text:p text:style-name="P40">Appendix B – Regular Expressions<text:tab/>75</text:p>
          <text:p text:style-name="P40">Edit History:<text:tab/>77</text:p>
        </text:index-body>
      </text:table-of-content>
      <text:p text:style-name="Text_20_body"/>
      <text:h text:style-name="P38"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7"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365015622470289972" text:style-name="L1">
        <text:list-item>
          <text:p text:style-name="P45">A Simple, Easy-to-Understand syntax that is none the less, Expressive and Compact:</text:p>
        </text:list-item>
      </text:list>
      <text:list xml:id="list2603701080824458516" text:style-name="L2">
        <text:list-item>
          <text:list>
            <text:list-item>
              <text:p text:style-name="P46">Source code in fOOrth is free-form with no line oriented limitations or rules.</text:p>
            </text:list-item>
            <text:list-item>
              <text:p text:style-name="P46">Support is given to the easy representation of common literal data such as strings, integers, floating point numbers, rational numbers, and complex numbers.</text:p>
            </text:list-item>
          </text:list>
        </text:list-item>
      </text:list>
      <text:list xml:id="list39774472" text:continue-list="list4365015622470289972" text:style-name="L1">
        <text:list-item>
          <text:p text:style-name="P45">Safe Data and Data Structures:</text:p>
        </text:list-item>
      </text:list>
      <text:list xml:id="list2758039123311547626" text:style-name="L3">
        <text:list-item>
          <text:list>
            <text:list-item>
              <text:p text:style-name="P48">Simple, reliable arithmetic. In fOOrth, integer operations never overflow. Rational <text:soft-page-break/>values can be represented exactly, complex numbers are supported, and conversions between numeric types are simple.</text:p>
            </text:list-item>
            <text:list-item>
              <text:p text:style-name="P48">Strings grow as needed without the need to allocate space or worry about overflow.</text:p>
            </text:list-item>
            <text:list-item>
              <text:p text:style-name="P48">Data containers such as arrays and hashes grow as needed. Out of range subscripts cannot access undefined memory regions. </text:p>
            </text:list-item>
          </text:list>
        </text:list-item>
      </text:list>
      <text:list xml:id="list39768319" text:continue-list="list39774472" text:style-name="L1">
        <text:list-item>
          <text:p text:style-name="P45">Message Passing:</text:p>
        </text:list-item>
      </text:list>
      <text:list xml:id="list3038778688400704018" text:style-name="L4">
        <text:list-item>
          <text:list>
            <text:list-item>
              <text:p text:style-name="P58">In fOOrth all actions take the form of messages sent to a receiver.</text:p>
            </text:list-item>
            <text:list-item>
              <text:p text:style-name="P58">The routing of messages is specified by the exact type of the message.</text:p>
            </text:list-item>
            <text:list-item>
              <text:p text:style-name="P58">Message receivers include data items on the stack as well as the virtual machine object associated with the current thread of execution.</text:p>
            </text:list-item>
            <text:list-item>
              <text:p text:style-name="P58">Messages for which no routing specification can be found, generate an error at compile time.</text:p>
            </text:list-item>
          </text:list>
        </text:list-item>
      </text:list>
      <text:list xml:id="list39759368" text:continue-list="list39768319" text:style-name="L1">
        <text:list-item>
          <text:p text:style-name="P45">Object Oriented Design:</text:p>
        </text:list-item>
      </text:list>
      <text:list xml:id="list709076222954761433" text:style-name="L5">
        <text:list-item>
          <text:list>
            <text:list-item>
              <text:p text:style-name="P49">Support class based inheritance, with a non-cyclic (single inheritance) tree derived from a common base Object class.</text:p>
            </text:list-item>
            <text:list-item>
              <text:p text:style-name="P59">Support late binding and polymorphism through message interface compatibility or “duck” typing.</text:p>
            </text:list-item>
          </text:list>
        </text:list-item>
      </text:list>
      <text:list xml:id="list39753745" text:continue-list="list39759368" text:style-name="L1">
        <text:list-item>
          <text:p text:style-name="P45">Meta programming: </text:p>
        </text:list-item>
      </text:list>
      <text:list xml:id="list8964016806123384395" text:style-name="L6">
        <text:list-item>
          <text:list>
            <text:list-item>
              <text:p text:style-name="P60">Support extensible language constructs by making the compiler an accessible part of the system.</text:p>
            </text:list-item>
          </text:list>
        </text:list-item>
      </text:list>
      <text:list xml:id="list39769791" text:continue-list="list39753745" text:style-name="L1">
        <text:list-item>
          <text:p text:style-name="P45">Reliability:</text:p>
        </text:list-item>
      </text:list>
      <text:list xml:id="list732475726072082905" text:style-name="L7">
        <text:list-item>
          <text:list>
            <text:list-item>
              <text:p text:style-name="P61">Errors should be detected as soon as possible. </text:p>
            </text:list-item>
            <text:list-item>
              <text:p text:style-name="P61">Language constructs should not be designed in a way that causes simple coding errors to spin off into infinite loops. </text:p>
            </text:list-item>
          </text:list>
        </text:list-item>
      </text:list>
      <text:list xml:id="list39773129" text:continue-list="list39769791" text:style-name="L1">
        <text:list-item>
          <text:p text:style-name="P50">Building on the host language:</text:p>
        </text:list-item>
      </text:list>
      <text:list xml:id="list2261869556294030665" text:style-name="L8">
        <text:list-item>
          <text:list>
            <text:list-item>
              <text:p text:style-name="P5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28430892"/>Thanks<text:alphabetical-index-mark-end text:id="IMark12843089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562626622923498320" text:style-name="L9">
        <text:list-item>
          <text:p text:style-name="P62">ruby 1.9.3p484 (2013-11-22) [i386-mingw32]</text:p>
        </text:list-item>
        <text:list-item>
          <text:p text:style-name="P62">ruby 2.1.5p273 (2014-11-13 revision 48405) [i386-mingw32]</text:p>
        </text:list-item>
        <text:list-item>
          <text:p text:style-name="P62">Rubinius – to be tested!</text:p>
        </text:list-item>
        <text:list-item>
          <text:p text:style-name="P6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28430892"/>Rake<text:alphabetical-index-mark-end text:id="IMark12843089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28430892"/>Demo.rb<text:alphabetical-index-mark-end text:id="IMark1284308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28418456"/>drop<text:alphabetical-index-mark-end text:id="IMark12841845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128418456"/>dup<text:alphabetical-index-mark-end text:id="IMark12841845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3">&gt;</text:p>
          </table:table-cell>
        </table:table-row>
        <table:table-row table:style-name="Table54.1">
          <table:table-cell table:style-name="Table54.A2" office:value-type="string">
            <text:p text:style-name="P13"><text:alphabetical-index-mark-start text:id="IMark128418456"/>nip<text:alphabetical-index-mark-end text:id="IMark12841845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128418456"/>over<text:alphabetical-index-mark-end text:id="IMark12841845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28418456"/>pick<text:alphabetical-index-mark-end text:id="IMark12841845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28418456"/>swap<text:alphabetical-index-mark-end text:id="IMark12841845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3">&gt;</text:p>
          </table:table-cell>
        </table:table-row>
        <table:table-row table:style-name="Table54.1">
          <table:table-cell table:style-name="Table54.A2" office:value-type="string">
            <text:p text:style-name="P13"><text:alphabetical-index-mark-start text:id="IMark128418456"/>tuck<text:alphabetical-index-mark-end text:id="IMark12841845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843851117447224237" text:style-name="L10">
        <text:list-item>
          <text:p text:style-name="P52">To store return addresses for word calls. In fOOrth this is handled by the Ruby virtual machine.</text:p>
        </text:list-item>
        <text:list-item>
          <text:p text:style-name="P52">To store context for control structures. In fOOrth the context mechanism provides for a far richer and more reliable set of control, compile, and data structures.</text:p>
        </text:list-item>
        <text:list-item>
          <text:p text:style-name="P5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8388996"/>if<text:alphabetical-index-mark-end text:id="IMark12838899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28388996"/>switch<text:alphabetical-index-mark-end text:id="IMark1283889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28388996"/>do<text:alphabetical-index-mark-end text:id="IMark12838899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28388996"/>loop<text:alphabetical-index-mark-end text:id="IMark128388996"/>” commands mark the boundaries of the loop; The “<text:alphabetical-index-mark-start text:id="IMark128387940"/>i<text:alphabetical-index-mark-end text:id="IMark128387940"/>” command is used to retrieve the current loop counter value. For nested loops, the “<text:alphabetical-index-mark-start text:id="IMark128389044"/>j<text:alphabetical-index-mark-end text:id="IMark128389044"/>” command retrieves the value of the outer loops counter value. <text:s/>By default, the “loop” command adds one to the loop value. For more flexible looping, the “<text:alphabetical-index-mark-start text:id="IMark128417832"/>+loop<text:alphabetical-index-mark-end text:id="IMark1284178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8417832"/>-i<text:alphabetical-index-mark-end text:id="IMark128417832"/> and <text:alphabetical-index-mark-start text:id="IMark128389044"/>-j<text:alphabetical-index-mark-end text:id="IMark12838904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28389044"/>begin<text:alphabetical-index-mark-end text:id="IMark12838904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51778628872885248" text:style-name="L11">
        <text:list-item>
          <text:p text:style-name="P53">begin … <text:alphabetical-index-mark-start text:id="IMark128387940"/>until<text:alphabetical-index-mark-end text:id="IMark128387940"/> – loops until the top of stack is true.</text:p>
        </text:list-item>
        <text:list-item>
          <text:p text:style-name="P53">begin … <text:alphabetical-index-mark-start text:id="IMark128389044"/>again<text:alphabetical-index-mark-end text:id="IMark128389044"/> – loops indefinitely </text:p>
        </text:list-item>
        <text:list-item>
          <text:p text:style-name="P53">begin … <text:alphabetical-index-mark-start text:id="IMark128387940"/>repeat<text:alphabetical-index-mark-end text:id="IMark12838794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Code"><text:span text:style-name="T11"/></text:p>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3" text:outline-level="3"><text:alphabetical-index-mark-start text:id="IMark128387940"/>Typing<text:alphabetical-index-mark-end text:id="IMark12838794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28387940"/>Duck Typing<text:alphabetical-index-mark-end text:id="IMark12838794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text:alphabetical-index-mark-start text:id="IMark128387940"/>Declarations<text:alphabetical-index-mark-end text:id="IMark128387940"/></text:h>
      <text:p text:style-name="Text_20_body"/>
      <text:h text:style-name="Heading_20_3" text:outline-level="3"><text:alphabetical-index-mark-start text:id="IMark128387940"/>Scoping<text:alphabetical-index-mark-end text:id="IMark128387940"/></text:h>
      <text:p text:style-name="Text_20_body"/>
      <text:h text:style-name="Heading_20_3" text:outline-level="3"><text:alphabetical-index-mark-start text:id="IMark128387940"/>Referencing<text:alphabetical-index-mark-end text:id="IMark12838794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2" text:note-class="footnote"><text:note-citation>22</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text:soft-page-break/></text:p>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3">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13">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p>
          </table:table-cell>
        </table:table-row>
      </table:table>
      <text:p text:style-name="P3"/>
      <text:h text:style-name="Heading_20_3" text:outline-level="3"><text:alphabetical-index-mark-start text:id="IMark128387940"/>Mutation<text:alphabetical-index-mark-end text:id="IMark128387940"/></text:h>
      <text:p text:style-name="P3"/>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2">Object</text:p>
      <text:p text:style-name="P32"><text:tab/>Array</text:p>
      <text:p text:style-name="P32"><text:tab/>Class</text:p>
      <text:p text:style-name="P32"><text:tab/>Exception</text:p>
      <text:p text:style-name="P32"><text:tab/>FalseClass</text:p>
      <text:p text:style-name="P32"><text:tab/>Hash</text:p>
      <text:p text:style-name="P32"><text:tab/>InStream</text:p>
      <text:p text:style-name="P32"><text:tab/>MaxNumeric</text:p>
      <text:p text:style-name="P32"><text:tab/>MinNumeric</text:p>
      <text:p text:style-name="P32"><text:tab/>NilClass</text:p>
      <text:p text:style-name="P32"><text:tab/>Numeric</text:p>
      <text:p text:style-name="P32"><text:tab/><text:tab/>Complex</text:p>
      <text:p text:style-name="P32"><text:tab/><text:tab/>Float</text:p>
      <text:p text:style-name="P32"><text:tab/><text:tab/>Integer</text:p>
      <text:p text:style-name="P32"><text:tab/><text:tab/><text:tab/>Bignum</text:p>
      <text:p text:style-name="P32"><text:tab/><text:tab/><text:tab/>Fixnum</text:p>
      <text:p text:style-name="P32"><text:tab/><text:tab/>Rational</text:p>
      <text:p text:style-name="P32"><text:tab/>OutStream</text:p>
      <text:p text:style-name="P32"><text:tab/>Procedure</text:p>
      <text:p text:style-name="P32"><text:tab/>Queue</text:p>
      <text:p text:style-name="P32"><text:tab/>String</text:p>
      <text:p text:style-name="P32"><text:tab/>Thread</text:p>
      <text:p text:style-name="P32"><text:tab/>TrueClass</text:p>
      <text:p text:style-name="P3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28387940"/>Classes<text:alphabetical-index-mark-end text:id="IMark12838794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28387940"/>Inheritance<text:alphabetical-index-mark-end text:id="IMark12838794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28387940"/>Methods<text:alphabetical-index-mark-end text:id="IMark128387940"/></text:h>
      <text:p text:style-name="P3">All code in fOOrth is contained in methods. A method is a fragment of code that an object uses to respond to a message that has been sent to that object. In fOOrth there are three sorts of methods:</text:p>
      <text:list xml:id="list8096287127716542306" text:style-name="L12">
        <text:list-item>
          <text:p text:style-name="P54">Shared: Methods that are common to all instances of the class that contains them.</text:p>
        </text:list-item>
        <text:list-item>
          <text:p text:style-name="P54">Exclusive: Methods that are defined for one and only one object (and all of its clones that are created <text:span text:style-name="T2">after</text:span> the exclusive method is defined.).</text:p>
        </text:list-item>
        <text:list-item>
          <text:p text:style-name="P54">Local: Methods that are created in a context and are accessible only in that context. When the context concludes, these methods are no longer accessible.</text:p>
        </text:list-item>
      </text:list>
      <text:h text:style-name="Heading_20_3" text:outline-level="3"><text:alphabetical-index-mark-start text:id="IMark128389044"/>Late Binding<text:alphabetical-index-mark-end text:id="IMark128389044"/> and <text:alphabetical-index-mark-start text:id="IMark128417832"/>Polymorphism<text:alphabetical-index-mark-end text:id="IMark12841783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28417832"/>Method Mapping<text:alphabetical-index-mark-end text:id="IMark12841783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543418645534217229" text:style-name="L13">
        <text:list-item>
          <text:p text:style-name="P55">The strings used by fOOrth needed to be converted to Ruby symbols to allow code to be executed in Ruby.</text:p>
        </text:list-item>
        <text:list-item>
          <text:p text:style-name="P55">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5">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28389044"/>SymbolMap<text:alphabetical-index-mark-end text:id="IMark128389044"/> class. This class creates mappings in one of two ways:</text:p>
      <text:list xml:id="list6160390770391090268" text:style-name="L14">
        <text:list-item>
          <text:p text:style-name="P5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28389044"/>Routing<text:alphabetical-index-mark-end text:id="IMark12838904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827004224486448952" text:style-name="L15">
        <text:list-item>
          <text:p text:style-name="P57">The defining word used to create the method.</text:p>
        </text:list-item>
        <text:list-item>
          <text:p text:style-name="P57">The receiver of the defining word used to create the method.</text:p>
        </text:list-item>
        <text:list-item>
          <text:p text:style-name="P57">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28418456"/>:<text:alphabetical-index-mark-end text:id="IMark128418456"/></text:p>
          </table:table-cell>
          <table:table-cell table:style-name="Table9.A2" office:value-type="string">
            <text:p text:style-name="P10">N/A</text:p>
          </table:table-cell>
          <table:table-cell table:style-name="Table9.A2" office:value-type="string">
            <text:p text:style-name="P17">any<text:note text:id="ftn23" text:note-class="footnote"><text:note-citation>23</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4" text:note-class="footnote"><text:note-citation>24</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28418456"/>.:<text:alphabetical-index-mark-end text:id="IMark1284184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5" text:note-class="footnote"><text:note-citation>25</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6" text:note-class="footnote"><text:note-citation>26</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7" text:note-class="footnote"><text:note-citation>27</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8" text:note-class="footnote"><text:note-citation>28</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28418456"/>.::<text:alphabetical-index-mark-end text:id="IMark1284184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28419848"/>do_map_name<text:alphabetical-index-mark-end text:id="IMark1284198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8">Code</text:p>
            </table:table-cell>
            <table:covered-table-cell/>
            <table:covered-table-cell/>
            <table:table-cell table:style-name="Table55.D1" office:value-type="string">
              <text:p text:style-name="P27">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0</text:p>
          </table:table-cell>
          <table:table-cell table:style-name="Table55.D2" office:value-type="string">
            <text:p text:style-name="P24">Syntax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1</text:p>
          </table:table-cell>
          <table:table-cell table:style-name="Table55.D2" office:value-type="string">
            <text:p text:style-name="P24">Specification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9">F</text:p>
          </table:table-cell>
          <table:table-cell table:style-name="Table55.A2" office:value-type="string">
            <text:p text:style-name="P29">1</text:p>
          </table:table-cell>
          <table:table-cell table:style-name="Table55.A1" office:value-type="string">
            <text:p text:style-name="P29">3</text:p>
          </table:table-cell>
          <table:table-cell table:style-name="Table55.D2" office:value-type="string">
            <text:p text:style-name="P30">Invalid Operation for Target.</text:p>
          </table:table-cell>
        </table:table-row>
        <table:table-row table:style-name="Table55.1">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D2" office:value-type="string">
            <text:p text:style-name="P30"/>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1</text:p>
          </table:table-cell>
          <table:table-cell table:style-name="Table55.D2" office:value-type="string">
            <text:p text:style-name="P24">Stack/Queue Underflow</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6">F</text:p>
          </table:table-cell>
          <table:table-cell table:style-name="Table55.A2" office:value-type="string">
            <text:p text:style-name="P26">4</text:p>
          </table:table-cell>
          <table:table-cell table:style-name="Table55.A2" office:value-type="string">
            <text:p text:style-name="P26">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6">F</text:p>
          </table:table-cell>
          <table:table-cell table:style-name="Table55.A2" office:value-type="string">
            <text:p text:style-name="P26">6</text:p>
          </table:table-cell>
          <table:table-cell table:style-name="Table55.A2" office:value-type="string">
            <text:p text:style-name="P26">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9">F</text:p>
          </table:table-cell>
          <table:table-cell table:style-name="Table55.A2" office:value-type="string">
            <text:p text:style-name="P29">9</text:p>
          </table:table-cell>
          <table:table-cell table:style-name="Table55.A2" office:value-type="string">
            <text:p text:style-name="P29">0</text:p>
          </table:table-cell>
          <table:table-cell table:style-name="Table55.D2" office:value-type="string">
            <text:p text:style-name="P30">Internal Compiler Data Structure Error</text:p>
          </table:table-cell>
        </table:table-row>
      </table:table>
      <text:p text:style-name="Text_20_body"/>
      <text:h text:style-name="Heading_20_1" text:outline-level="1"><text:alphabetical-index-mark-start text:id="IMark128419848"/>Array<text:alphabetical-index-mark-end text:id="IMark12841984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8419848"/>Class<text:alphabetical-index-mark-end text:id="IMark12841984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28419848"/>Complex<text:alphabetical-index-mark-end text:id="IMark12841984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9" text:note-class="footnote"><text:note-citation>2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0" text:note-class="footnote"><text:note-citation>30</text:note-citation><text:note-body><text:p text:style-name="Footnote">No spaces are permitted within the literal.</text:p></text:note-body></text:note></text:p>
          </table:table-cell>
          <table:table-cell table:style-name="Table5.B1" office:value-type="string">
            <text:p text:style-name="P11">Value<text:note text:id="ftn31" text:note-class="footnote"><text:note-citation>3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28419800"/>.cbrt<text:alphabetical-index-mark-end text:id="IMark12841980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28419704"/>.e**<text:alphabetical-index-mark-end text:id="IMark12841970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28419800"/>.split<text:alphabetical-index-mark-end text:id="IMark12841980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28419704"/>.sqrt<text:alphabetical-index-mark-end text:id="IMark12841970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28420184"/>Exception<text:alphabetical-index-mark-end text:id="IMark128420184"/></text:h>
      <text:p text:style-name="Text_20_body"/>
      <text:p text:style-name="Text_20_body">Inheritance: Exception <text:span text:style-name="T9">←</text:span> Object</text:p>
      <text:p text:style-name="Code"/>
      <text:p text:style-name="P35"/>
      <text:p text:style-name="Code"/>
      <text:p text:style-name="Text_20_body">Ipsum lorem</text:p>
      <text:h text:style-name="Heading_20_2" text:outline-level="2"/>
      <text:h text:style-name="Heading_20_1" text:outline-level="1"><text:alphabetical-index-mark-start text:id="IMark128420184"/>FalseClass<text:alphabetical-index-mark-end text:id="IMark12842018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28419704"/>&amp;&amp;<text:alphabetical-index-mark-end text:id="IMark1284197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28419704"/>^^<text:alphabetical-index-mark-end text:id="IMark1284197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28419704"/>||<text:alphabetical-index-mark-end text:id="IMark1284197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28420184"/>Float<text:alphabetical-index-mark-end text:id="IMark12842018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2" text:note-class="footnote"><text:note-citation>3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3" text:note-class="footnote"><text:note-citation>3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4" text:note-class="footnote"><text:note-citation>34</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8420472"/>Hash<text:alphabetical-index-mark-end text:id="IMark12842047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28420472"/>InStream<text:alphabetical-index-mark-end text:id="IMark12842047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28420472"/>Integer<text:alphabetical-index-mark-end text:id="IMark12842047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5" text:note-class="footnote"><text:note-citation>3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6" text:note-class="footnote"><text:note-citation>3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7" text:note-class="footnote"><text:note-citation>37</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28420760"/><text:alphabetical-index-mark-start text:id="IMark128420712"/>MaxNumeric<text:alphabetical-index-mark-end text:id="IMark128420712"/><text:alphabetical-index-mark-end text:id="IMark1284207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28420760"/><text:alphabetical-index-mark-start text:id="IMark128420712"/>MinNumeric<text:alphabetical-index-mark-end text:id="IMark128420712"/><text:alphabetical-index-mark-end text:id="IMark1284207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28420760"/><text:alphabetical-index-mark-start text:id="IMark128420712"/><text:alphabetical-index-mark-start text:id="IMark128420664"/>NilClass<text:alphabetical-index-mark-end text:id="IMark128420664"/><text:alphabetical-index-mark-end text:id="IMark128420712"/><text:alphabetical-index-mark-end text:id="IMark12842076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28420424"/>&amp;&amp;<text:alphabetical-index-mark-end text:id="IMark12842042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28420424"/>^^<text:alphabetical-index-mark-end text:id="IMark12842042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28420424"/>||<text:alphabetical-index-mark-end text:id="IMark12842042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28420760"/>Numeric<text:alphabetical-index-mark-end text:id="IMark1284207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28420760"/>Object<text:alphabetical-index-mark-end text:id="IMark12842076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28420424"/>&amp;&amp;<text:alphabetical-index-mark-end text:id="IMark1284204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28420424"/>)methods<text:alphabetical-index-mark-end text:id="IMark1284204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28420424"/>.<text:alphabetical-index-mark-end text:id="IMark12842042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28420424"/>.::<text:alphabetical-index-mark-end text:id="IMark12842042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28420424"/>inst:<text:alphabetical-index-mark-end text:id="IMark12842042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28420424"/>local:<text:alphabetical-index-mark-end text:id="IMark12842042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28420424"/>super<text:alphabetical-index-mark-end text:id="IMark12842042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28420424"/>;<text:alphabetical-index-mark-end text:id="IMark12842042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28420424"/>.class<text:alphabetical-index-mark-end text:id="IMark12842042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28420424"/>.clone<text:alphabetical-index-mark-end text:id="IMark12842042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28420424"/>.copy<text:alphabetical-index-mark-end text:id="IMark12842042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28420424"/>.init<text:alphabetical-index-mark-end text:id="IMark12842042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28420424"/>.is_class?<text:alphabetical-index-mark-end text:id="IMark12842042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28420424"/>.name<text:alphabetical-index-mark-end text:id="IMark12842042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28420424"/>.strlen<text:alphabetical-index-mark-end text:id="IMark12842042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28420424"/>.to_f<text:alphabetical-index-mark-end text:id="IMark12842042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28420424"/>.to_f!<text:alphabetical-index-mark-end text:id="IMark12842042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28420424"/>.to_i<text:alphabetical-index-mark-end text:id="IMark12842042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28420424"/>.to_i!<text:alphabetical-index-mark-end text:id="IMark12842042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28420424"/>.to_n<text:alphabetical-index-mark-end text:id="IMark12842042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28420424"/>.to_n!<text:alphabetical-index-mark-end text:id="IMark12842042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28420424"/>.to_r<text:alphabetical-index-mark-end text:id="IMark12842042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28420424"/>.to_r!<text:alphabetical-index-mark-end text:id="IMark12842042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28420424"/>.to_s<text:alphabetical-index-mark-end text:id="IMark12842042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28420424"/>.to_x<text:alphabetical-index-mark-end text:id="IMark12842042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28420424"/>.to_x!<text:alphabetical-index-mark-end text:id="IMark12842042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28420424"/>&lt;&gt;<text:alphabetical-index-mark-end text:id="IMark12842042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28420424"/>=<text:alphabetical-index-mark-end text:id="IMark12842042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28420424"/>^^<text:alphabetical-index-mark-end text:id="IMark12842042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28420424"/>distinct?<text:alphabetical-index-mark-end text:id="IMark12842042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28420424"/>identical?<text:alphabetical-index-mark-end text:id="IMark12842042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28420424"/>max<text:alphabetical-index-mark-end text:id="IMark12842042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28420424"/>min<text:alphabetical-index-mark-end text:id="IMark1284204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28420424"/>nil&lt;&gt;<text:alphabetical-index-mark-end text:id="IMark12842042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28420424"/>nil=<text:alphabetical-index-mark-end text:id="IMark1284204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28420424"/>not<text:alphabetical-index-mark-end text:id="IMark1284204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28420424"/>||<text:alphabetical-index-mark-end text:id="IMark12842042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28420760"/>OutStream<text:alphabetical-index-mark-end text:id="IMark1284207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28420760"/>Procedure<text:alphabetical-index-mark-end text:id="IMark1284207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28420760"/>Queue<text:alphabetical-index-mark-end text:id="IMark1284207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28420760"/>Rational<text:alphabetical-index-mark-end text:id="IMark1284207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8" text:note-class="footnote"><text:note-citation>3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9" text:note-class="footnote"><text:note-citation>39</text:note-citation><text:note-body><text:p text:style-name="Footnote">No spaces are permitted within the literal.</text:p></text:note-body></text:note></text:p>
          </table:table-cell>
          <table:table-cell table:style-name="Table6.B1" office:value-type="string">
            <text:p text:style-name="P11">Value<text:note text:id="ftn40" text:note-class="footnote"><text:note-citation>4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28420616"/>.split<text:alphabetical-index-mark-end text:id="IMark1284206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28421048"/>Stack<text:alphabetical-index-mark-end text:id="IMark12842104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28421048"/>String<text:alphabetical-index-mark-end text:id="IMark12842104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28421048"/>Thread<text:alphabetical-index-mark-end text:id="IMark12842104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28421048"/><text:alphabetical-index-mark-start text:id="IMark128421000"/><text:alphabetical-index-mark-start text:id="IMark128420952"/>TrueClass<text:alphabetical-index-mark-end text:id="IMark128420952"/><text:alphabetical-index-mark-end text:id="IMark128421000"/><text:alphabetical-index-mark-end text:id="IMark12842104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3"/>
      <text:h text:style-name="Heading_20_1" text:outline-level="1"><text:alphabetical-index-mark-start text:id="IMark128421048"/>VirtualMachine<text:alphabetical-index-mark-end text:id="IMark12842104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28421048"/>Commands<text:alphabetical-index-mark-end text:id="IMark12842104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1" text:note-class="footnote"><text:note-citation>4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3">A</text:p>
          <text:p text:style-name="P42">again<text:tab/>24</text:p>
          <text:p text:style-name="P42">Array<text:tab/>34</text:p>
          <text:p text:style-name="P43">B</text:p>
          <text:p text:style-name="P42">begin<text:tab/>24</text:p>
          <text:p text:style-name="P43">C</text:p>
          <text:p text:style-name="P42">Class<text:tab/>35</text:p>
          <text:p text:style-name="P42">Classes<text:tab/>27</text:p>
          <text:p text:style-name="P42">Commands<text:tab/>71</text:p>
          <text:p text:style-name="P42">Complex<text:tab/>36</text:p>
          <text:p text:style-name="P43">D</text:p>
          <text:p text:style-name="P42">Declarations<text:tab/>25</text:p>
          <text:p text:style-name="P42">Demo.rb<text:tab/>11</text:p>
          <text:p text:style-name="P42">distinct?<text:tab/>57</text:p>
          <text:p text:style-name="P42">do<text:tab/>22</text:p>
          <text:p text:style-name="P42">do_map_name<text:tab/>31</text:p>
          <text:p text:style-name="P42">drop<text:tab/>18</text:p>
          <text:p text:style-name="P42">Duck Typing<text:tab/>25</text:p>
          <text:p text:style-name="P42">dup<text:tab/>18</text:p>
          <text:p text:style-name="P43">E</text:p>
          <text:p text:style-name="P42">Exception<text:tab/>38</text:p>
          <text:p text:style-name="P43">F</text:p>
          <text:p text:style-name="P42">FalseClass<text:tab/>39</text:p>
          <text:p text:style-name="P42">Float<text:tab/>41</text:p>
          <text:p text:style-name="P43">H</text:p>
          <text:p text:style-name="P42">Hash<text:tab/>42</text:p>
          <text:p text:style-name="P43">I</text:p>
          <text:p text:style-name="P42">i<text:tab/>22</text:p>
          <text:p text:style-name="P42">identical?<text:tab/>58</text:p>
          <text:p text:style-name="P42">if<text:tab/>20</text:p>
          <text:p text:style-name="P42">Inheritance<text:tab/>28</text:p>
          <text:p text:style-name="P42">inst:<text:tab/>51</text:p>
          <text:p text:style-name="P42">InStream<text:tab/>43</text:p>
          <text:p text:style-name="P42">Integer<text:tab/>44</text:p>
          <text:p text:style-name="P43">J</text:p>
          <text:p text:style-name="P42">j<text:tab/>22</text:p>
          <text:p text:style-name="P43">L</text:p>
          <text:p text:style-name="P42">Late Binding<text:tab/>28</text:p>
          <text:p text:style-name="P42">local:<text:tab/>51</text:p>
          <text:p text:style-name="P42">loop<text:tab/>22</text:p>
          <text:p text:style-name="P43">M</text:p>
          <text:p text:style-name="P42">max<text:tab/>58</text:p>
          <text:p text:style-name="P42">MaxNumeric<text:tab/>46</text:p>
          <text:p text:style-name="P42">Method Mapping<text:tab/>29</text:p>
          <text:p text:style-name="P42">Methods<text:tab/>28</text:p>
          <text:p text:style-name="P42">min<text:tab/>58</text:p>
          <text:p text:style-name="P42">MinNumeric<text:tab/>47</text:p>
          <text:p text:style-name="P42">Mutation<text:tab/>26</text:p>
          <text:p text:style-name="P43">N</text:p>
          <text:p text:style-name="P42">nil&lt;&gt;<text:tab/>59</text:p>
          <text:p text:style-name="P42">nil=<text:tab/>59</text:p>
          <text:p text:style-name="P42">NilClass<text:tab/>48</text:p>
          <text:p text:style-name="P42">nip<text:tab/>18</text:p>
          <text:p text:style-name="P42">not<text:tab/>59</text:p>
          <text:p text:style-name="P42">Numeric<text:tab/>49</text:p>
          <text:p text:style-name="P43">O</text:p>
          <text:p text:style-name="P42">Object<text:tab/>50</text:p>
          <text:p text:style-name="P42">OutStream<text:tab/>60</text:p>
          <text:p text:style-name="P42">over<text:tab/>18</text:p>
          <text:p text:style-name="P43">P</text:p>
          <text:p text:style-name="P42">pick<text:tab/>18</text:p>
          <text:p text:style-name="P42">Polymorphism<text:tab/>28</text:p>
          <text:p text:style-name="P42">Procedure<text:tab/>61</text:p>
          <text:p text:style-name="P43">Q</text:p>
          <text:p text:style-name="P42">Queue<text:tab/>62</text:p>
          <text:p text:style-name="P43">R</text:p>
          <text:p text:style-name="P42">Rake<text:tab/>11</text:p>
          <text:p text:style-name="P42">Rational<text:tab/>63</text:p>
          <text:p text:style-name="P42">Referencing<text:tab/>25</text:p>
          <text:p text:style-name="P42">repeat<text:tab/>24</text:p>
          <text:p text:style-name="P42">Routing<text:tab/>30</text:p>
          <text:p text:style-name="P43">S</text:p>
          <text:p text:style-name="P42">Scoping<text:tab/>25</text:p>
          <text:p text:style-name="P42">Stack<text:tab/>65</text:p>
          <text:p text:style-name="P42">String<text:tab/>66</text:p>
          <text:p text:style-name="P42">super<text:tab/>51</text:p>
          <text:p text:style-name="P42">swap<text:tab/>19</text:p>
          <text:p text:style-name="P42">switch<text:tab/>20</text:p>
          <text:p text:style-name="P42">SymbolMap<text:tab/>29</text:p>
          <text:p text:style-name="P43">T</text:p>
          <text:p text:style-name="P42">Thanks<text:tab/>9</text:p>
          <text:p text:style-name="P42">Thread<text:tab/>67</text:p>
          <text:p text:style-name="P42">TrueClass<text:tab/>68</text:p>
          <text:p text:style-name="P42">tuck<text:tab/>19</text:p>
          <text:p text:style-name="P42">Typing<text:tab/>25</text:p>
          <text:p text:style-name="P43">U</text:p>
          <text:p text:style-name="P42">until<text:tab/>24</text:p>
          <text:p text:style-name="P43">V</text:p>
          <text:p text:style-name="P42">VirtualMachine<text:tab/>69</text:p>
          <text:p text:style-name="P43">^</text:p>
          <text:p text:style-name="P42">^^<text:tab/>39, 48, 57</text:p>
          <text:p text:style-name="P43">-</text:p>
          <text:p text:style-name="P42">-i<text:tab/>22</text:p>
          <text:p text:style-name="P42">-j<text:tab/>22</text:p>
          <text:p text:style-name="P43">;</text:p>
          <text:p text:style-name="P42">;<text:tab/>51</text:p>
          <text:p text:style-name="P43">:</text:p>
          <text:p text:style-name="P42">:<text:tab/>30</text:p>
          <text:p text:style-name="P43">.</text:p>
          <text:p text:style-name="P42">.<text:tab/>50</text:p>
          <text:p text:style-name="P42">.:<text:tab/>30</text:p>
          <text:p text:style-name="P42">.::<text:tab/>30, 51</text:p>
          <text:p text:style-name="P42">.cbrt<text:tab/>37</text:p>
          <text:p text:style-name="P42">.class<text:tab/>51</text:p>
          <text:p text:style-name="P42">.clone<text:tab/>52</text:p>
          <text:p text:style-name="P42">.copy<text:tab/>52</text:p>
          <text:p text:style-name="P42">.e**<text:tab/>37</text:p>
          <text:p text:style-name="P42">.init<text:tab/>52</text:p>
          <text:p text:style-name="P42">.is_class?<text:tab/>52</text:p>
          <text:p text:style-name="P42">.name<text:tab/>53</text:p>
          <text:p text:style-name="P42">.split<text:tab/>37, 63</text:p>
          <text:p text:style-name="P42">.sqrt<text:tab/>37</text:p>
          <text:p text:style-name="P42">.strlen<text:tab/>53</text:p>
          <text:p text:style-name="P42">.to_f<text:tab/>53</text:p>
          <text:p text:style-name="P42">.to_f!<text:tab/>54</text:p>
          <text:p text:style-name="P42">.to_i<text:tab/>54</text:p>
          <text:p text:style-name="P42">.to_i!<text:tab/>54</text:p>
          <text:p text:style-name="P42">.to_n<text:tab/>54</text:p>
          <text:p text:style-name="P42">.to_n!<text:tab/>55</text:p>
          <text:p text:style-name="P42">.to_r<text:tab/>55</text:p>
          <text:p text:style-name="P42">.to_r!<text:tab/>56</text:p>
          <text:p text:style-name="P42">.to_s<text:tab/>56</text:p>
          <text:p text:style-name="P42">.to_x<text:tab/>56</text:p>
          <text:p text:style-name="P42">.to_x!<text:tab/>57</text:p>
          <text:p text:style-name="P43">)</text:p>
          <text:p text:style-name="P42">)methods<text:tab/>50</text:p>
          <text:p text:style-name="P43">&amp;</text:p>
          <text:p text:style-name="P42">&amp;&amp;<text:tab/>39, 48, 50</text:p>
          <text:p text:style-name="P43">+</text:p>
          <text:p text:style-name="P42">+loop<text:tab/>22</text:p>
          <text:p text:style-name="P43">&lt;</text:p>
          <text:p text:style-name="P42">&lt;&gt;<text:tab/>57</text:p>
          <text:p text:style-name="P43">=</text:p>
          <text:p text:style-name="P42">=<text:tab/>57</text:p>
          <text:p text:style-name="P43">|</text:p>
          <text:p text:style-name="P42">||<text:tab/>39, 48, 5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7</text:page-number> of <text:page-count>7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7H33M15S</meta:editing-duration>
    <meta:editing-cycles>1125</meta:editing-cycles>
    <meta:generator>OpenOffice/4.1.1$Win32 OpenOffice.org_project/411m6$Build-9775</meta:generator>
    <dc:date>2015-02-23T19:59:34.43</dc:date>
    <dc:creator>Peter Camilleri</dc:creator>
    <meta:printed-by>Peter Camilleri</meta:printed-by>
    <meta:print-date>2015-02-10T10:49:15.76</meta:print-date>
    <meta:document-statistic meta:table-count="56" meta:image-count="0" meta:object-count="0" meta:page-count="77" meta:paragraph-count="1869" meta:word-count="12271" meta:character-count="74340"/>
    <meta:template xlink:type="simple" xlink:actuate="onRequest" xlink:title="MyDefault" xlink:href="../../../../OpenOffice.org/3/user/template/MyDefault.ott" meta:date="2014-06-26T22:09:00.24"/>
  </office:meta>
</office:document-meta>
</file>